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BB800000162EE57D3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4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5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Standard-outline1">
      <style:graphic-properties draw:stroke="none" svg:stroke-width="0.026cm" draw:stroke-linejoin="round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tandard-title">
      <style:graphic-properties draw:stroke="none" svg:stroke-width="0.026cm" draw:stroke-linejoin="round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-notes">
      <style:graphic-properties draw:stroke="none" draw:fill="none" draw:fill-color="#ffffff" draw:textarea-vertical-align="middle" draw:auto-grow-height="false" fo:min-height="12.424cm" fo:padding-top="0.125cm" fo:padding-bottom="0.125cm" fo:padding-left="0.25cm" fo:padding-right="0.25cm" fo:wrap-option="no-wrap"/>
    </style:style>
    <style:style style:name="pr5" style:family="presentation" style:parent-style-name="Standard-notes">
      <style:graphic-properties draw:fill-color="#ffffff" fo:min-height="13.365cm"/>
    </style:style>
    <style:style style:name="pr6" style:family="presentation" style:parent-style-name="Standard-backgroundobjects" style:list-style-name="L3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left="0.953cm" fo:margin-right="0cm" fo:margin-top="0.388cm" fo:margin-bottom="0cm" fo:line-height="93%" fo:text-align="start" fo:text-indent="-0.952cm" style:punctuation-wrap="hanging">
        <style:tab-stops>
          <style:tab-stop style:position="2.231cm"/>
          <style:tab-stop style:position="4.771cm"/>
          <style:tab-stop style:position="7.311cm"/>
          <style:tab-stop style:position="9.851cm"/>
          <style:tab-stop style:position="12.391cm"/>
          <style:tab-stop style:position="14.931cm"/>
          <style:tab-stop style:position="17.471cm"/>
          <style:tab-stop style:position="20.011cm"/>
          <style:tab-stop style:position="22.551cm"/>
          <style:tab-stop style:position="25.091cm"/>
          <style:tab-stop style:position="27.631cm"/>
        </style:tab-stops>
      </style:paragraph-properties>
    </style:style>
    <style:style style:name="P2" style:family="paragraph">
      <style:paragraph-properties fo:margin-left="0.953cm" fo:margin-right="0cm" fo:margin-top="0.388cm" fo:margin-bottom="0cm" fo:line-height="105%" fo:text-align="start" fo:text-indent="-0.952cm" style:punctuation-wrap="hanging">
        <style:tab-stops>
          <style:tab-stop style:position="2.231cm"/>
          <style:tab-stop style:position="4.771cm"/>
          <style:tab-stop style:position="7.311cm"/>
          <style:tab-stop style:position="9.851cm"/>
          <style:tab-stop style:position="12.391cm"/>
          <style:tab-stop style:position="14.931cm"/>
          <style:tab-stop style:position="17.471cm"/>
          <style:tab-stop style:position="20.011cm"/>
          <style:tab-stop style:position="22.551cm"/>
          <style:tab-stop style:position="25.091cm"/>
          <style:tab-stop style:position="27.631cm"/>
        </style:tab-stops>
      </style:paragraph-properties>
    </style:style>
    <style:style style:name="P3" style:family="paragraph">
      <style:text-properties fo:font-size="18pt"/>
    </style:style>
    <style:style style:name="P4" style:family="paragraph">
      <style:paragraph-properties fo:margin-left="0cm" fo:margin-right="0cm" fo:margin-top="0cm" fo:margin-bottom="0cm" fo:line-height="93%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text-align="center"/>
      <style:text-properties fo:font-size="18pt" style:font-size-asian="14pt" style:font-size-complex="14pt"/>
    </style:style>
    <style:style style:name="P6" style:family="paragraph">
      <style:paragraph-properties fo:margin-top="0cm" fo:margin-bottom="0cm" fo:line-height="93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388cm" fo:margin-bottom="0cm" fo:line-height="93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8" style:family="paragraph">
      <style:paragraph-properties fo:margin-left="0cm" fo:margin-right="0cm" fo:margin-top="0.388cm" fo:margin-bottom="0cm" fo:line-height="105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9" style:family="paragraph">
      <style:paragraph-properties fo:margin-top="0cm" fo:margin-bottom="0cm" fo:line-height="93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0" style:family="paragraph">
      <style:paragraph-properties fo:margin-left="0cm" fo:margin-right="0cm" fo:margin-top="0.388cm" fo:margin-bottom="0cm" fo:line-height="105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size="18pt"/>
    </style:style>
    <style:style style:name="P11" style:family="paragraph">
      <style:paragraph-properties fo:margin-left="0cm" fo:margin-right="0cm" fo:margin-top="0.388cm" fo:margin-bottom="0cm" fo:line-height="93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size="18pt"/>
    </style:style>
    <style:style style:name="P12" style:family="paragraph">
      <style:text-properties fo:font-size="20pt"/>
    </style:style>
    <style:style style:name="T1" style:family="text">
      <style:text-properties fo:color="#4c4c4c" style:text-line-through-style="none" fo:font-family="Arial" fo:font-size="15pt" fo:letter-spacing="normal" fo:font-style="normal" style:text-underline-style="none" fo:font-weight="normal" style:font-family-asian="'ヒラギノ角ゴ ProN W3'" style:font-size-asian="15pt" style:font-style-asian="normal" style:font-weight-asian="normal" style:font-family-complex="'ヒラギノ角ゴ ProN W3'" style:font-size-complex="15pt" style:font-style-complex="normal" style:font-weight-complex="normal"/>
    </style:style>
    <style:style style:name="T2" style:family="text">
      <style:text-properties style:text-line-through-style="none" fo:font-size="25pt" fo:letter-spacing="normal" fo:font-style="normal" style:text-underline-style="none" fo:font-weight="bold" style:font-family-asian="'ヒラギノ角ゴ ProN W6'" style:font-size-asian="25pt" style:font-style-asian="normal" style:font-weight-asian="bold" style:font-family-complex="'ヒラギノ角ゴ ProN W6'" style:font-size-complex="25pt" style:font-style-complex="normal" style:font-weight-complex="bold"/>
    </style:style>
    <style:style style:name="T3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4779" style:text-line-through-style="none" fo:font-family="Arial" fo:font-size="25pt" fo:letter-spacing="normal" fo:font-style="normal" style:text-underline-style="none" fo:font-weight="bold" style:font-family-asian="'ヒラギノ角ゴ ProN W6'" style:font-size-asian="25pt" style:font-style-asian="normal" style:font-weight-asian="bold" style:font-family-complex="'ヒラギノ角ゴ ProN W6'" style:font-size-complex="25pt" style:font-style-complex="normal" style:font-weight-complex="bold"/>
    </style:style>
    <style:style style:name="T5" style:family="text">
      <style:text-properties fo:color="#004779" style:text-line-through-style="none" fo:font-family="Arial" fo:font-size="18pt" fo:letter-spacing="normal" fo:font-style="normal" style:text-underline-style="none" fo:font-weight="normal" style:font-family-asian="'ヒラギノ角ゴ ProN W3'" style:font-size-asian="18pt" style:font-style-asian="normal" style:font-weight-asian="normal" style:font-family-complex="'ヒラギノ角ゴ ProN W3'" style:font-size-complex="18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297cm" text:min-label-width="0.497cm"/>
        <style:text-properties fo:font-family="Wingdings" fo:color="#00477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297cm" text:min-label-width="0.497cm"/>
        <style:text-properties fo:font-family="Wingdings" fo:color="#004779" fo:font-size="45%"/>
      </text:list-level-style-bullet>
      <text:list-level-style-bullet text:level="2" text:bullet-char="">
        <style:list-level-properties text:space-before="1.598cm" text:min-label-width="0.497cm"/>
        <style:text-properties fo:font-family="Wingdings" fo:color="#00477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1">
        <office:forms form:automatic-focus="false" form:apply-design-mode="false"/>
        <draw:frame draw:name="Rectangle 2" presentation:style-name="pr1" draw:text-style-name="P3" draw:layer="layout" svg:width="11.411cm" svg:height="9.797cm" svg:x="13.489cm" svg:y="10.151cm" presentation:class="outline" presentation:user-transformed="true">
          <draw:text-box>
            <text:p text:style-name="P1"/>
            <text:p text:style-name="P1"/>
            <text:p text:style-name="P1"><text:span text:style-name="T1">Michael Krauter</text:span></text:p>
            <text:p text:style-name="P2"><text:span text:style-name="T1">itemis </text:span></text:p>
            <text:p text:style-name="P2"><text:span text:style-name="T1"/></text:p>
          </draw:text-box>
        </draw:frame>
        <draw:frame draw:name="Rectangle 3" presentation:style-name="pr2" draw:text-style-name="P3" draw:layer="layout" svg:width="17.902cm" svg:height="2.751cm" svg:x="6.5cm" svg:y="6.2cm" presentation:class="title" presentation:user-transformed="true">
          <draw:text-box>
            <text:p text:style-name="P4"><text:span text:style-name="T2">itemis – Präsentation </text:span><text:span text:style-name="T2"><text:line-break/></text:span><text:span text:style-name="T2"><text:line-break/></text:span><text:span text:style-name="T2">im März 2010</text:span></text:p>
          </draw:text-box>
        </draw:frame>
        <draw:frame draw:name="Fußzeilenplatzhalter 5" presentation:style-name="pr3" draw:text-style-name="P5" draw:layer="layout" svg:width="4.166cm" svg:height="1.013cm" svg:x="0.992cm" svg:y="17.661cm" presentation:class="footer" presentation:user-transformed="true">
          <draw:text-box>
            <text:p text:style-name="P5"><text:span text:style-name="T3"><presentation:footer/></text:span><text:span text:style-name="T3">Itemis 2010</text:span></text:p>
          </draw:text-box>
        </draw:frame>
        <presentation:notes draw:style-name="dp2">
          <draw:page-thumbnail draw:name="Rectangle 1" draw:style-name="gr1" draw:layer="layout" svg:width="0.003cm" svg:height="0.003cm" svg:x="0cm" svg:y="2.099cm" draw:page-number="1" presentation:class="page"/>
          <draw:frame draw:name="Rectangle 2" presentation:style-name="pr4" draw:text-style-name="P3" draw:layer="layout" svg:width="15.12cm" svg:height="12.421cm" svg:x="1.892cm" svg:y="13.11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Standard" presentation:presentation-page-layout-name="AL1T11">
        <office:forms form:automatic-focus="false" form:apply-design-mode="false"/>
        <draw:custom-shape draw:name="Rectangle 3" draw:style-name="gr2" draw:text-style-name="P3" draw:layer="layout" svg:width="23.397cm" svg:height="2.755cm" svg:x="1.001cm" svg:y="3.748cm">
          <text:p text:style-name="P6"><text:span text:style-name="T4">Zusammenfassung Prototyp I</text:span></text:p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3" draw:layer="layout" svg:width="23.397cm" svg:height="12.549cm" svg:x="1.001cm" svg:y="6.5cm">
          <text:list text:style-name="L5">
            <text:list-item>
              <text:p text:style-name="P7"><text:span text:style-name="T5">Eclipse basierter Editor</text:span></text:p>
            </text:list-item>
            <text:list-item>
              <text:p text:style-name="P7"><text:span text:style-name="T5">MICAS Projekt anlegen</text:span></text:p>
            </text:list-item>
            <text:list-item>
              <text:p text:style-name="P8"><text:span text:style-name="T5">MIC-File kann geladen werden</text:span></text:p>
            </text:list-item>
            <text:list-item>
              <text:p text:style-name="P8"><text:span text:style-name="T5">Darstellung des MIC-Files als Baum (Übersicht) </text:span></text:p>
            </text:list-item>
            <text:list-item>
              <text:p text:style-name="P8"><text:span text:style-name="T5">Grafischer Editor für Blockdiagramme</text:span></text:p>
            </text:list-item>
            <text:list-item>
              <text:p text:style-name="P8"><text:span text:style-name="T5">Speichern des Modells als MIC-File</text:span></text:p>
            </text:list-item>
            <text:list-item text:style-override="L6">
              <text:p text:style-name="P8"><text:span text:style-name="T5">Rudimentäre semantische Validierung </text:span></text:p>
            </text:list-item>
            <text:list-item text:style-override="L6">
              <text:p text:style-name="P8"><text:span text:style-name="T5">Metamodell für Bausteine, Möglichkeit Bausteine für Blockdiagramme zu spezifizieren</text:span></text:p>
            </text:list-item>
            <text:list-item text:style-override="L6">
              <text:p text:style-name="P8"><text:span text:style-name="T5">Werkzeug (Bsp: Ant-Task) um Altdaten im Batch einzulese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Fußzeilenplatzhalter 7" presentation:style-name="pr3" draw:text-style-name="P5" draw:layer="layout" svg:width="4.166cm" svg:height="1.013cm" svg:x="0.992cm" svg:y="17.661cm" presentation:class="footer" presentation:user-transformed="true">
          <draw:text-box>
            <text:p text:style-name="P5"><text:span text:style-name="T3"><presentation:footer/></text:span><text:span text:style-name="T3">Itemis 201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1">
        <office:forms form:automatic-focus="false" form:apply-design-mode="false"/>
        <draw:custom-shape draw:name="Rectangle 3" draw:style-name="gr3" draw:text-style-name="P9" draw:layer="layout" svg:width="23.397cm" svg:height="2.755cm" svg:x="1.001cm" svg:y="3.748cm">
          <text:p text:style-name="P9"><text:span text:style-name="T4">Zusammenfassung Prototyp II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1" draw:layer="layout" svg:width="23.397cm" svg:height="12.549cm" svg:x="1.001cm" svg:y="6.499cm">
          <text:list text:style-name="L5">
            <text:list-item>
              <text:p text:style-name="P10"><text:span text:style-name="T5">Aufruf des mic.exe um aus MIC-File h03-File zu erzeugen</text:span></text:p>
            </text:list-item>
            <text:list-item>
              <text:p text:style-name="P10"><text:span text:style-name="T5">Senden des h03-Files an Steuerung via TCP/IP</text:span></text:p>
            </text:list-item>
            <text:list-item>
              <text:p text:style-name="P10"><text:span text:style-name="T5">Technischer Durchstich für Online-Test (Werte zur Steuerung schreiben, von Steuerung lesen; noch keine Integration in Diagramm)</text:span></text:p>
            </text:list-item>
            <text:list-item>
              <text:p text:style-name="P10"><text:span text:style-name="T5">MICAS-Workbench Distribution : Eclipse mit WISAG Branding für Platform WIN32. 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Fußzeilenplatzhalter 7" presentation:style-name="pr6" draw:text-style-name="P5" draw:layer="layout" svg:width="4.166cm" svg:height="1.013cm" svg:x="0.992cm" svg:y="17.647cm" presentation:class="footer" presentation:user-transformed="true">
          <draw:text-box>
            <text:p text:style-name="P5"><text:span text:style-name="T3"><presentation:footer/></text:span><text:span text:style-name="T3">Itemis 201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simple"/>
      <style:text-properties fo:color="#004779" style:text-outline="false" style:text-line-through-style="none" fo:font-family="Arial" fo:font-size="15pt" fo:letter-spacing="normal" fo:font-style="normal" fo:text-shadow="none" style:text-underline-style="none" fo:font-weight="normal" style:letter-kerning="true" style:font-family-asian="'ヒラギノ角ゴ ProN W3'" style:font-size-asian="15pt" style:font-style-asian="normal" style:font-weight-asian="normal" style:font-family-complex="'ヒラギノ角ゴ ProN W3'" style:font-size-complex="15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105%" fo:text-align="start" style:punctuation-wrap="simple"/>
      <style:text-properties fo:color="#004779" style:text-line-through-style="none" fo:font-family="Arial" fo:font-size="15pt" fo:letter-spacing="normal" fo:font-style="normal" style:text-underline-style="none" fo:font-weight="normal" style:font-family-asian="'ヒラギノ角ゴ ProN W3'" style:font-size-asian="15pt" style:font-style-asian="normal" style:font-weight-asian="normal" style:font-family-complex="'ヒラギノ角ゴ ProN W3'" style:font-size-complex="15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105%" fo:text-align="start" style:punctuation-wrap="simple"/>
      <style:text-properties fo:color="#004779" style:text-line-through-style="none" fo:font-family="Arial" fo:font-size="15pt" fo:letter-spacing="normal" fo:font-style="normal" style:text-underline-style="none" fo:font-weight="normal" style:font-family-asian="'ヒラギノ角ゴ ProN W3'" style:font-size-asian="15pt" style:font-style-asian="normal" style:font-weight-asian="normal" style:font-family-complex="'ヒラギノ角ゴ ProN W3'" style:font-size-complex="15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105%" fo:text-align="start" style:punctuation-wrap="simple"/>
      <style:text-properties fo:color="#004779" style:text-line-through-style="none" fo:font-family="Arial" fo:font-size="15pt" fo:letter-spacing="normal" fo:font-style="normal" style:text-underline-style="none" fo:font-weight="normal" style:font-family-asian="'ヒラギノ角ゴ ProN W3'" style:font-size-asian="15pt" style:font-style-asian="normal" style:font-weight-asian="normal" style:font-family-complex="'ヒラギノ角ゴ ProN W3'" style:font-size-complex="15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fo:font-size="12pt" fo:letter-spacing="normal" fo:font-style="normal" fo:text-shadow="none" style:text-underline-style="none" fo:font-weight="normal" style:letter-kerning="true" style:font-family-asian="'ヒラギノ角ゴ ProN W3'" style:font-size-asian="12pt" style:font-style-asian="normal" style:font-weight-asian="normal" style:font-family-complex="'ヒラギノ角ゴ ProN W3'" style:font-size-complex="1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904cm" fo:page-height="27.60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stroke="none" svg:stroke-width="0.026cm" draw:stroke-linejoin="round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outline1">
      <style:graphic-properties draw:stroke="none" svg:stroke-width="0.026cm" draw:stroke-linejoin="round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line-height="88%" fo:text-align="start" style:punctuation-wrap="simpl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.953cm" fo:margin-right="0cm" fo:margin-top="0.388cm" fo:margin-bottom="0cm" fo:line-height="105%" fo:text-align="start" fo:text-indent="-0.952cm" style:punctuation-wrap="simple"/>
      <style:text-properties fo:font-size="18pt"/>
    </style:style>
    <style:style style:name="MP7" style:family="paragraph">
      <style:paragraph-properties fo:margin-left="2.064cm" fo:margin-right="0cm" fo:text-indent="-0.793cm"/>
    </style:style>
    <style:style style:name="MP8" style:family="paragraph">
      <style:paragraph-properties fo:margin-left="3.175cm" fo:margin-right="0cm" fo:text-indent="-0.634cm"/>
    </style:style>
    <style:style style:name="MP9" style:family="paragraph">
      <style:paragraph-properties fo:margin-left="4.445cm" fo:margin-right="0cm" fo:text-indent="-0.634cm"/>
    </style:style>
    <style:style style:name="MP10" style:family="paragraph">
      <style:paragraph-properties fo:margin-left="5.715cm" fo:margin-right="0cm" fo:text-indent="-0.634cm"/>
    </style:style>
    <style:style style:name="MP11" style:family="paragraph">
      <style:paragraph-properties fo:margin-left="0cm" fo:margin-right="0cm" fo:margin-top="0cm" fo:margin-bottom="0cm" fo:line-height="93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center"/>
      <style:text-properties fo:font-size="18pt" style:font-size-asian="14pt" style:font-size-complex="14pt"/>
    </style:style>
    <style:style style:name="MT1" style:family="text">
      <style:text-properties fo:color="#004779" style:text-line-through-style="none" fo:font-family="Arial" fo:font-size="25pt" fo:letter-spacing="normal" fo:font-style="normal" style:text-underline-style="none" fo:font-weight="bold" style:font-family-asian="'ヒラギノ角ゴ ProN W6'" style:font-size-asian="25pt" style:font-style-asian="normal" style:font-weight-asian="bold" style:font-family-complex="'ヒラギノ角ゴ ProN W6'" style:font-size-complex="25pt" style:font-style-complex="normal" style:font-weight-complex="bold"/>
    </style:style>
    <style:style style:name="MT2" style:family="text">
      <style:text-properties fo:color="#004779" style:text-line-through-style="none" fo:font-family="Arial" fo:font-size="15pt" fo:letter-spacing="normal" fo:font-style="normal" style:text-underline-style="none" fo:font-weight="normal" style:font-family-asian="'ヒラギノ角ゴ ProN W3'" style:font-size-asian="15pt" style:font-style-asian="normal" style:font-weight-asian="normal" style:font-family-complex="'ヒラギノ角ゴ ProN W3'" style:font-size-complex="15pt" style:font-style-complex="normal" style:font-weight-complex="normal"/>
    </style:style>
    <style:style style:name="MT3" style:family="text">
      <style:text-properties fo:color="#8b8b8b" style:text-line-through-style="none" fo:font-family="Arial" fo:font-size="12pt" fo:letter-spacing="normal" fo:font-style="normal" style:text-underline-style="none" fo:font-weight="normal" style:font-family-asian="'ヒラギノ角ゴ ProN W3'" style:font-size-asian="12pt" style:font-style-asian="normal" style:font-weight-asian="normal" style:font-family-complex="'ヒラギノ角ゴ ProN W3'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'Times New Roman'" style:font-family-generic="roman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'Times New Roman'" style:font-family-generic="roman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'Times New Roman'" style:font-family-generic="roman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'Times New Roman'" style:font-family-generic="roman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'Times New Roman'" style:font-family-generic="roman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'Times New Roman'" style:font-family-generic="roman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'Times New Roman'" style:font-family-generic="roman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'Times New Roman'" style:font-family-generic="roman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'Times New Roman'" style:font-family-generic="roman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'Times New Roman'" style:font-family-generic="roman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name="Picture 3" draw:style-name="Mgr3" draw:text-style-name="MP3" draw:layer="backgroundobjects" svg:width="25.399cm" svg:height="2.998cm" svg:x="0cm" svg:y="0cm">
        <draw:image xlink:href="Pictures/1000020100000BB800000162EE57D304.png" xlink:type="simple" xlink:show="embed" xlink:actuate="onLoad">
          <text:p/>
        </draw:image>
      </draw:frame>
      <draw:frame draw:name="Titel 1" presentation:style-name="Mpr1" draw:text-style-name="MP5" draw:layer="backgroundobjects" svg:width="23.393cm" svg:height="2.746cm" svg:x="1.001cm" svg:y="3.748cm" presentation:class="title" presentation:user-transformed="true">
        <draw:text-box>
          <text:p text:style-name="MP4"><text:span text:style-name="MT1">Klicken Sie, um das Format des Titeltextes zu bearbeitenTitelmasterformat durch Klicken bearbeiten</text:span></text:p>
        </draw:text-box>
      </draw:frame>
      <draw:frame draw:name="Inhaltsplatzhalter 2" presentation:style-name="Mpr2" draw:text-style-name="MP5" draw:layer="backgroundobjects" svg:width="23.393cm" svg:height="12.545cm" svg:x="3.77cm" svg:y="2.778cm" presentation:class="outline" presentation:user-transformed="true">
        <draw:text-box>
          <text:list text:style-name="ML3">
            <text:list-item>
              <text:p text:style-name="MP5"><text:span text:style-name="MT2">Klicken Sie, um die Formate des Gliederungstextes zu bearbeiten</text:span></text:p>
              <text:list>
                <text:list-item>
                  <text:p text:style-name="MP5"><text:span text:style-name="MT2">Zweite Gliederungsebene</text:span></text:p>
                  <text:list>
                    <text:list-item>
                      <text:p text:style-name="MP5"><text:span text:style-name="MT2">Dritte Gliederungsebene</text:span></text:p>
                      <text:list>
                        <text:list-item>
                          <text:p text:style-name="MP5"><text:span text:style-name="MT2">Vierte Gliederungsebene</text:span></text:p>
                          <text:list>
                            <text:list-item>
                              <text:p text:style-name="MP5"><text:span text:style-name="MT2">Fünfte Gliederungsebene</text:span></text:p>
                              <text:list>
                                <text:list-item>
                                  <text:p text:style-name="MP5"><text:span text:style-name="MT2">Sechste Gliederungsebene</text:span></text:p>
                                  <text:list>
                                    <text:list-item>
                                      <text:p text:style-name="MP5"><text:span text:style-name="MT2">Siebente Gliederungsebene</text:span></text:p>
                                      <text:list>
                                        <text:list-item>
                                          <text:p text:style-name="MP5"><text:span text:style-name="MT2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Neunte GliederungsebeneTextmasterformate durch Klicken bearbeiten</text:span></text:p>
          <text:p text:style-name="MP7"><text:span text:style-name="MT2">Zweite Ebene</text:span></text:p>
          <text:list text:style-name="ML6">
            <text:list-item>
              <text:list>
                <text:list-item>
                  <text:p text:style-name="MP8"><text:span text:style-name="MT2">Dritte Ebene</text:span></text:p>
                  <text:list text:style-name="ML7">
                    <text:list-item>
                      <text:p text:style-name="MP9"><text:span text:style-name="MT2">Vierte Ebene</text:span></text:p>
                      <text:list text:style-name="ML8">
                        <text:list-item>
                          <text:p text:style-name="MP10"><text:span text:style-name="MT2">Fünf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" draw:text-style-name="MP12" draw:layer="backgroundobjects" svg:width="4.166cm" svg:height="1.013cm" svg:x="0.992cm" svg:y="17.661cm" presentation:class="footer" presentation:user-transformed="true">
        <draw:text-box>
          <text:p text:style-name="MP11"><text:span text:style-name="MT3"><presentation:footer/></text:span><text:span text:style-name="MT3">Itemis 2010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print-date>2010-04-26T09:35:25</meta:print-date>
    <dc:date>2010-04-26T12:28:36</dc:date>
    <meta:editing-duration>PT03H46M56S</meta:editing-duration>
    <meta:editing-cycles>1</meta:editing-cycles>
    <meta:document-statistic meta:object-count="35"/>
  </office:meta>
</office:document-meta>
</file>